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04e4d" draw:fill-color="#f04e4d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svg:stroke-color="#d99116" draw:fill-color="#d99116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objectwithoutfill">
      <style:graphic-properties svg:stroke-width="0.035cm" svg:stroke-color="#99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  <style:text-properties fo:color="#ffffff" loext:opacity="100%"/>
    </style:style>
    <style:style style:name="P3" style:family="paragraph">
      <loext:graphic-properties draw:fill-color="#d99116"/>
      <style:paragraph-properties fo:text-align="center"/>
      <style:text-properties fo:color="#ffffff" loext:opacity="100%"/>
    </style:style>
    <style:style style:name="P4" style:family="paragraph">
      <loext:graphic-properties draw:fill-color="#999999"/>
      <style:paragraph-properties fo:text-align="center"/>
      <style:text-properties fo:color="#000000" loext:opacity="100%" style:font-name="DejaVu Sans Mono1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3cm" svg:height="1cm" svg:x="5cm" svg:y="5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cm" svg:height="1cm" svg:x="5cm" svg:y="3cm">
          <text:p text:style-name="P1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cm" svg:height="1cm" svg:x="1cm" svg:y="7cm">
          <text:p text:style-name="P1"><text:span text:style-name="T2">README.m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cm" svg:height="1cm" svg:x="5cm" svg:y="7cm">
          <text:p text:style-name="P1"><text:span text:style-name="T2">hello.py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cm" svg:y1="7.5cm" svg:x2="4cm" svg:y2="7.5cm" draw:start-shape="id1" draw:start-glue-point="3" draw:end-shape="id2" draw:end-glue-point="1" svg:d="M5000 7500h-1000" svg:viewBox="0 0 1001 1">
          <text:p/>
        </draw:connector>
        <draw:connector draw:style-name="gr4" draw:text-style-name="P5" draw:layer="layout" draw:type="line" svg:x1="6.5cm" svg:y1="6cm" svg:x2="6.5cm" svg:y2="7cm" draw:start-shape="id3" draw:start-glue-point="2" draw:end-shape="id1" draw:end-glue-point="0" svg:d="M6500 6000v1000" svg:viewBox="0 0 1 1001">
          <text:p/>
        </draw:connector>
        <draw:connector draw:style-name="gr4" draw:text-style-name="P5" draw:layer="layout" draw:type="line" svg:x1="6.5cm" svg:y1="4cm" svg:x2="6.5cm" svg:y2="5cm" draw:start-shape="id4" draw:start-glue-point="2" draw:end-shape="id3" draw:end-glue-point="0" svg:d="M6500 4000v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0T18:58:23.543800487</dc:date>
    <meta:editing-duration>PT22M38S</meta:editing-duration>
    <meta:editing-cycles>16</meta:editing-cycles>
    <meta:generator>LibreOffice/7.3.7.2$Linux_X86_64 LibreOffice_project/30$Build-2</meta:generator>
    <meta:document-statistic meta:object-count="7"/>
  </office:meta>
</office:document-meta>
</file>